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1+12.25+19.25+18.5+16.8+17.25+21.3+26.4+23.9+23.75+28+31+25.4+17.2+15.6+11.4+26.7+24.1+21.4+15.7+16.15+34.2+24+25.5+22.1+32.3+28+27.25+27.3+23.3+24.9+42.85+39.4+31.1+21.6+18.9+14.6+9.7+18.1+24.1+11+16+17.1+2.85+26.85+28.1+31.3+29.25+10</text:p>
      <text:p text:style-name="Standard"/>
      <text:p text:style-name="P1">=1095 miles for 2022</text:p>
      <text:p text:style-name="P1"/>
      <text:p text:style-name="P1">93555+1095= 94650 Total miles run since started running in high school</text:p>
      <text:p text:style-name="P1"/>
      <text:p text:style-name="P1">Streak of 23.2 years ending Jan 2, 2015</text:p>
      <text:p text:style-name="P1">Streak miles: 3619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01-04T12:35:20.64</meta:creation-date>
    <dc:date>2022-12-31T21:20:00.09</dc:date>
    <dc:creator>James Lombardi</dc:creator>
    <meta:editing-duration>PT53M9S</meta:editing-duration>
    <meta:editing-cycles>9</meta:editing-cycles>
    <meta:generator>OpenOffice/4.1.2$Win32 OpenOffice.org_project/412m3$Build-9782</meta:generator>
    <meta:document-statistic meta:table-count="0" meta:image-count="0" meta:object-count="0" meta:page-count="1" meta:paragraph-count="5" meta:word-count="27" meta:character-count="384"/>
  </office:meta>
</office:document-meta>
</file>